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a95f0" officeooo:paragraph-rsid="001a95f0"/>
    </style:style>
    <style:style style:name="P2" style:family="paragraph" style:parent-style-name="Standard">
      <style:text-properties fo:font-weight="bold" officeooo:rsid="001a95f0" officeooo:paragraph-rsid="001a95f0" style:font-weight-asian="bold" style:font-weight-complex="bold"/>
    </style:style>
    <style:style style:name="P3" style:family="paragraph" style:parent-style-name="Standard">
      <style:text-properties fo:font-weight="bold" officeooo:rsid="0022f51c" officeooo:paragraph-rsid="0022f51c" style:font-weight-asian="bold" style:font-weight-complex="bold"/>
    </style:style>
    <style:style style:name="P4" style:family="paragraph" style:parent-style-name="Standard">
      <style:text-properties fo:font-weight="bold" officeooo:rsid="00247ede" officeooo:paragraph-rsid="00247ede" style:font-weight-asian="bold" style:font-weight-complex="bold"/>
    </style:style>
    <style:style style:name="P5" style:family="paragraph" style:parent-style-name="Standard">
      <style:text-properties fo:font-weight="bold" officeooo:rsid="002ef09c" officeooo:paragraph-rsid="002ef09c" style:font-weight-asian="bold" style:font-weight-complex="bold"/>
    </style:style>
    <style:style style:name="P6" style:family="paragraph" style:parent-style-name="Standard">
      <style:text-properties officeooo:rsid="001dc6bc" officeooo:paragraph-rsid="001dc6bc"/>
    </style:style>
    <style:style style:name="P7" style:family="paragraph" style:parent-style-name="Standard">
      <style:text-properties officeooo:rsid="0022f51c" officeooo:paragraph-rsid="0022f51c"/>
    </style:style>
    <style:style style:name="P8" style:family="paragraph" style:parent-style-name="Standard">
      <style:text-properties officeooo:rsid="00247ede" officeooo:paragraph-rsid="00247ede"/>
    </style:style>
    <style:style style:name="P9" style:family="paragraph" style:parent-style-name="Standard">
      <style:text-properties style:use-window-font-color="true" loext:opacity="0%" officeooo:rsid="00247ede" officeooo:paragraph-rsid="00247ede" fo:background-color="transparent"/>
    </style:style>
    <style:style style:name="P10" style:family="paragraph" style:parent-style-name="Standard">
      <style:text-properties style:use-window-font-color="true" loext:opacity="0%" officeooo:rsid="00254ae8" officeooo:paragraph-rsid="00254ae8" fo:background-color="transparent"/>
    </style:style>
    <style:style style:name="P11" style:family="paragraph" style:parent-style-name="Standard">
      <style:text-properties style:use-window-font-color="true" loext:opacity="0%" officeooo:rsid="00254ae8" officeooo:paragraph-rsid="0026bddd" fo:background-color="transparent"/>
    </style:style>
    <style:style style:name="P12" style:family="paragraph" style:parent-style-name="Standard">
      <style:text-properties style:use-window-font-color="true" loext:opacity="0%" officeooo:rsid="00254ae8" officeooo:paragraph-rsid="00303131" fo:background-color="transparent"/>
    </style:style>
    <style:style style:name="P13" style:family="paragraph" style:parent-style-name="Standard">
      <style:text-properties style:use-window-font-color="true" loext:opacity="0%" officeooo:rsid="0027dcea" officeooo:paragraph-rsid="0027dcea" fo:background-color="transparent"/>
    </style:style>
    <style:style style:name="P14" style:family="paragraph" style:parent-style-name="Standard">
      <style:text-properties style:use-window-font-color="true" loext:opacity="0%" officeooo:rsid="002ac2c2" officeooo:paragraph-rsid="002ef09c" fo:background-color="transparent"/>
    </style:style>
    <style:style style:name="P15" style:family="paragraph" style:parent-style-name="Standard">
      <style:text-properties style:use-window-font-color="true" loext:opacity="0%" officeooo:rsid="0032e181" officeooo:paragraph-rsid="0032e181" fo:background-color="transparent"/>
    </style:style>
    <style:style style:name="P16" style:family="paragraph" style:parent-style-name="Standard">
      <style:text-properties style:use-window-font-color="true" loext:opacity="0%" officeooo:rsid="00346895" officeooo:paragraph-rsid="00346895" fo:background-color="transparent"/>
    </style:style>
    <style:style style:name="P17" style:family="paragraph" style:parent-style-name="Standard">
      <style:text-properties style:use-window-font-color="true" loext:opacity="0%" officeooo:rsid="003595a4" officeooo:paragraph-rsid="003595a4" fo:background-color="transparent"/>
    </style:style>
    <style:style style:name="P18" style:family="paragraph" style:parent-style-name="Standard">
      <style:text-properties style:use-window-font-color="true" loext:opacity="0%" officeooo:rsid="003773fb" officeooo:paragraph-rsid="003773fb" fo:background-color="transparent"/>
    </style:style>
    <style:style style:name="P19" style:family="paragraph" style:parent-style-name="Standard">
      <style:text-properties fo:font-weight="normal" officeooo:rsid="002ef09c" officeooo:paragraph-rsid="002ef09c" style:font-weight-asian="normal" style:font-weight-complex="normal"/>
    </style:style>
    <style:style style:name="P20" style:family="paragraph" style:parent-style-name="Standard">
      <style:paragraph-properties fo:text-align="center" style:justify-single-word="false"/>
      <style:text-properties fo:color="#c9211e" loext:opacity="100%" style:text-position="0% 100%" fo:font-size="14pt" fo:font-weight="bold" officeooo:rsid="001a95f0" officeooo:paragraph-rsid="00247ede" fo:background-color="#ffd8ce" style:font-size-asian="14pt" style:font-weight-asian="bold" style:font-size-complex="14pt" style:font-weight-complex="bold"/>
    </style:style>
    <style:style style:name="P21" style:family="paragraph" style:parent-style-name="Standard">
      <style:text-properties officeooo:rsid="002ef09c" officeooo:paragraph-rsid="002ef09c"/>
    </style:style>
    <style:style style:name="P22" style:family="paragraph" style:parent-style-name="Standard" style:list-style-name="L1">
      <style:text-properties style:use-window-font-color="true" loext:opacity="0%" officeooo:rsid="00346895" officeooo:paragraph-rsid="00346895" fo:background-color="transparent"/>
    </style:style>
    <style:style style:name="P23" style:family="paragraph" style:parent-style-name="Standard" style:list-style-name="L2">
      <style:text-properties style:use-window-font-color="true" loext:opacity="0%" officeooo:rsid="003595a4" officeooo:paragraph-rsid="003595a4" fo:background-color="transparent"/>
    </style:style>
    <style:style style:name="T1" style:family="text">
      <style:text-properties officeooo:rsid="001a95f0"/>
    </style:style>
    <style:style style:name="T2" style:family="text">
      <style:text-properties officeooo:rsid="001ba76a"/>
    </style:style>
    <style:style style:name="T3" style:family="text">
      <style:text-properties officeooo:rsid="001f8a7a"/>
    </style:style>
    <style:style style:name="T4" style:family="text">
      <style:text-properties officeooo:rsid="00211998"/>
    </style:style>
    <style:style style:name="T5" style:family="text">
      <style:text-properties officeooo:rsid="0022f51c"/>
    </style:style>
    <style:style style:name="T6" style:family="text">
      <style:text-properties style:text-position="super 58%"/>
    </style:style>
    <style:style style:name="T7" style:family="text">
      <style:text-properties style:text-position="super 58%" fo:font-style="italic" style:text-underline-style="none" style:font-style-asian="italic" style:font-style-complex="italic"/>
    </style:style>
    <style:style style:name="T8" style:family="text">
      <style:text-properties style:text-position="super 58%" fo:font-style="italic" style:font-style-asian="italic" style:font-style-complex="italic"/>
    </style:style>
    <style:style style:name="T9" style:family="text">
      <style:text-properties fo:color="#c9211e" loext:opacity="100%" style:text-position="super 58%" fo:background-color="#ffd8ce" loext:char-shading-value="0"/>
    </style:style>
    <style:style style:name="T10" style:family="text">
      <style:text-properties fo:color="#c9211e" loext:opacity="100%" style:text-position="super 58%" officeooo:rsid="002ef09c" fo:background-color="#ffd8ce" loext:char-shading-value="0"/>
    </style:style>
    <style:style style:name="T11" style:family="text">
      <style:text-properties fo:color="#c9211e" loext:opacity="100%" style:text-position="super 58%" fo:font-weight="normal" fo:background-color="#ffd8ce" loext:char-shading-value="0" style:font-weight-asian="normal" style:font-weight-complex="normal"/>
    </style:style>
    <style:style style:name="T12" style:family="text">
      <style:text-properties fo:color="#c9211e" loext:opacity="100%" fo:background-color="#ffd8ce" loext:char-shading-value="0"/>
    </style:style>
    <style:style style:name="T13" style:family="text">
      <style:text-properties fo:color="#c9211e" loext:opacity="100%" officeooo:rsid="002ef09c" fo:background-color="#ffd8ce" loext:char-shading-value="0"/>
    </style:style>
    <style:style style:name="T14" style:family="text">
      <style:text-properties fo:color="#c9211e" loext:opacity="100%" fo:font-weight="normal" fo:background-color="#ffd8ce" loext:char-shading-value="0" style:font-weight-asian="normal" style:font-weight-complex="normal"/>
    </style:style>
    <style:style style:name="T15" style:family="text">
      <style:text-properties fo:color="#c9211e" loext:opacity="100%" fo:font-weight="normal" officeooo:rsid="002ac2c2" fo:background-color="#ffd8ce" loext:char-shading-value="0" style:font-weight-asian="normal" style:font-weight-complex="normal"/>
    </style:style>
    <style:style style:name="T16" style:family="text">
      <style:text-properties fo:color="#c9211e" loext:opacity="100%" fo:font-weight="normal" officeooo:rsid="002ef09c" fo:background-color="#ffd8ce" loext:char-shading-value="0" style:font-weight-asian="normal" style:font-weight-complex="normal"/>
    </style:style>
    <style:style style:name="T17" style:family="text">
      <style:text-properties fo:color="#c9211e" loext:opacity="100%" style:text-position="sub 58%" fo:font-weight="normal" officeooo:rsid="002ef09c" fo:background-color="#ffd8ce" loext:char-shading-value="0" style:font-weight-asian="normal" style:font-weight-complex="normal"/>
    </style:style>
    <style:style style:name="T18" style:family="text">
      <style:text-properties fo:color="#c9211e" loext:opacity="100%" style:text-position="sub 58%" officeooo:rsid="002ef09c" fo:background-color="#ffd8ce" loext:char-shading-value="0"/>
    </style:style>
    <style:style style:name="T19" style:family="text">
      <style:text-properties fo:color="#c9211e" loext:opacity="100%" style:text-position="0% 100%" fo:font-weight="normal" fo:background-color="#ffd8ce" loext:char-shading-value="0" style:font-weight-asian="normal" style:font-weight-complex="normal"/>
    </style:style>
    <style:style style:name="T20" style:family="text">
      <style:text-properties officeooo:rsid="00254ae8"/>
    </style:style>
    <style:style style:name="T21" style:family="text">
      <style:text-properties officeooo:rsid="0026bddd"/>
    </style:style>
    <style:style style:name="T22" style:family="text">
      <style:text-properties fo:font-style="italic" style:font-style-asian="italic" style:font-style-complex="italic"/>
    </style:style>
    <style:style style:name="T23" style:family="text">
      <style:text-properties fo:font-style="italic" officeooo:rsid="0026bddd" style:font-style-asian="italic" style:font-style-complex="italic"/>
    </style:style>
    <style:style style:name="T24" style:family="text">
      <style:text-properties officeooo:rsid="002ef09c"/>
    </style:style>
    <style:style style:name="T25" style:family="text">
      <style:text-properties officeooo:rsid="002f49f7"/>
    </style:style>
    <style:style style:name="T26" style:family="text">
      <style:text-properties fo:font-weight="bold" style:font-weight-asian="bold" style:font-weight-complex="bold"/>
    </style:style>
    <style:style style:name="T27" style:family="text">
      <style:text-properties fo:font-weight="bold" officeooo:rsid="002ef09c" style:font-weight-asian="bold" style:font-weight-complex="bold"/>
    </style:style>
    <style:style style:name="T28" style:family="text">
      <style:text-properties officeooo:rsid="00303131"/>
    </style:style>
    <style:style style:name="T29" style:family="text">
      <style:text-properties officeooo:rsid="003595a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Fract-ol </text:p>
      <text:p text:style-name="P1"/>
      <text:p text:style-name="P5">Fractale :</text:p>
      <text:p text:style-name="P19">Objet mathematique presentant une structure auto-similaire a toutes les echelles <text:span text:style-name="T25">en deca de l’image d’origine (d’ordre de grandeur -2, +2 en x et en y)</text:span>. C’est un objet geometrique infiniment morcele.</text:p>
      <text:p text:style-name="P2"/>
      <text:p text:style-name="P2">MinilibX :</text:p>
      <text:p text:style-name="P1">Il s’agit d’une bibliotheque <text:span text:style-name="T3">graphique </text:span>creee par 42 Paris : <text:a xlink:type="simple" xlink:href="https://github.com/42Paris/minilibx-linux" text:style-name="Internet_20_link" text:visited-style-name="Visited_20_Internet_20_Link">https://github.com/42Paris/minilibx-linux</text:a></text:p>
      <text:p text:style-name="P6">La MinilibX est une version simplifiee de la bibliotheque de X window system. <text:span text:style-name="T1">C’est une API : Application Programming Interface. </text:span><text:span text:style-name="T2">X window system (abrege X ou X11 car on en est a la 11e version) est un systeme de fenetrage qui gere l’ecran, la souris et le clavier : </text:span>c’est un framework d’interface graphique <text:span text:style-name="T3">pour Unix</text:span><text:span text:style-name="T2">. </text:span><text:span text:style-name="T4">Ses fonctionnalites : creation de fenetre, manipulation de pixels, gestion des evenements, gestion de l’affichage.</text:span></text:p>
      <text:p text:style-name="P6"/>
      <text:p text:style-name="P3">Makefile :</text:p>
      <text:p text:style-name="P7">Flags de compilation :</text:p>
      <text:p text:style-name="P6">-<text:span text:style-name="T5">Lminilibx-linux : specifie le dossier ou chercher la bibliotheque mlx. minilibx-linux est le dossier dans lequel se trouve la bibliotheque mlx.</text:span></text:p>
      <text:p text:style-name="P6">-<text:span text:style-name="T5">lmlx_linux : permet au compilateur de lier la bibliotheque (fichier .a).</text:span></text:p>
      <text:p text:style-name="P6">-<text:span text:style-name="T5">LX11 : permet au compilateur de lier la bibliotheque X11 (bibliotheque d’interface graphique). En effet, mlx l’utilise.</text:span></text:p>
      <text:p text:style-name="P6">-<text:span text:style-name="T5">lXext : permet au compilateur de lier la bibliotheque Xext, qui correspond aux extensions du systeme X Window. La mlx l’utilise donc indirectement.</text:span></text:p>
      <text:p text:style-name="P6"/>
      <text:p text:style-name="P4">Notion de nombre complexe :</text:p>
      <text:p text:style-name="P8">Sur un axe des abscisses se trouvent tous les nombres reels. Si on ajoute un axe des ordonnees correspondant a i, 2i, 3i etc, on a un axe des imaginaires. Tous les points du plan auront des coordonnees de type (x, yi) : la partie x corrrespond a leur partie reelle, et la partie y correspond a leur partie imaginaire. Cela donne les nombres complexes.</text:p>
      <text:p text:style-name="P8">La particularite de <text:span text:style-name="T20">i</text:span> : <text:s/><text:span text:style-name="T12"><text:s/>i</text:span><text:span text:style-name="T9">2</text:span><text:span text:style-name="T12"> = -1 </text:span></text:p>
      <text:p text:style-name="P9"/>
      <text:p text:style-name="P14"><text:span text:style-name="T27">Set </text:span><text:span text:style-name="T26">de Julia : </text:span><text:span text:style-name="T12"><text:s/></text:span><text:span text:style-name="T13">z</text:span><text:span text:style-name="T18">n+1</text:span><text:span text:style-name="T12"> = </text:span><text:span text:style-name="T13">z</text:span><text:span text:style-name="T18">n</text:span><text:span text:style-name="T10">2</text:span><text:span text:style-name="T12"> + c </text:span></text:p>
      <text:p text:style-name="P14">La c<text:span text:style-name="T28">onstan</text:span>te <text:span text:style-name="T28">c</text:span> est un nombre complexe dont les coordonnees reelle et imaginaire sont fournies en arguments argv[2] et argv[3].</text:p>
      <text:p text:style-name="P9"/>
      <text:p text:style-name="P4"><text:span text:style-name="T24">Set</text:span> de mandelbrot : <text:span text:style-name="T15"><text:s/></text:span><text:span text:style-name="T16">z</text:span><text:span text:style-name="T17">n+1</text:span><text:span text:style-name="T14"> = </text:span><text:span text:style-name="T19">z</text:span><text:span text:style-name="T17">n</text:span><text:span text:style-name="T11">2</text:span><text:span text:style-name="T14"> + c </text:span></text:p>
      <text:p text:style-name="P21">Le set de mandelbrot correspond a la meme formule que pour Julia, cependant on prend pour z de depart z(0, 0i).</text:p>
      <text:p text:style-name="P8"/>
      <text:p text:style-name="P8">Pour l<text:span text:style-name="T25">es </text:span>afficher en fractale, on affiche un pixel noir pour chaque point resultant des iterations de la fo<text:span text:style-name="T24">rmule</text:span> dans le cas ou elle converge, et en couleur chaque point resultant des iterations de la fonction dans le cas ou elle diverge vers l’infini. <text:span text:style-name="T25">La couleur depend de la vitesse avec laquelle la fonction diverge vers l’infini.</text:span></text:p>
      <text:p text:style-name="P9"/>
      <text:p text:style-name="P12">Pour afficher <text:span text:style-name="T28">Julia</text:span>, on va recevoir en parametre des coordonnees de c : sa partie reelle et sa partie imaginaire. </text:p>
      <text:p text:style-name="P12"><text:span text:style-name="T28">Pour Mandelbrot,</text:span> on va iterer la fonction a partir de z = 0 + 0i.</text:p>
      <text:p text:style-name="P10">On peut definir l’iteration de z pour toute valeur de c : <text:span text:style-name="T22">fc (z) = z</text:span><text:span text:style-name="T7">2</text:span><text:span text:style-name="T22"> + c</text:span> ; pour <text:span text:style-name="T22">z </text:span><text:span text:style-name="T23">(</text:span><text:span text:style-name="T22">x, yi</text:span><text:span text:style-name="T23">)</text:span> :</text:p>
      <text:p text:style-name="P10"/>
      <text:p text:style-name="P10">z<text:span text:style-name="T6">2 </text:span><text:tab/>= (x + yi)<text:span text:style-name="T6">2</text:span> </text:p>
      <text:p text:style-name="P10"><text:tab/>= (x + yi) * (x + yi)</text:p>
      <text:p text:style-name="P10"><text:tab/>= x<text:span text:style-name="T6">2</text:span> + xyi + yix + y<text:span text:style-name="T6">2</text:span>i<text:span text:style-name="T6">2</text:span></text:p>
      <text:p text:style-name="P10"><text:soft-page-break/><text:tab/>= x<text:span text:style-name="T6">2</text:span> + <text:span text:style-name="T21">2xy</text:span>i + y<text:span text:style-name="T6">2</text:span> * (-1)</text:p>
      <text:p text:style-name="P10"><text:tab/>= x<text:span text:style-name="T6">2</text:span> – y<text:span text:style-name="T6">2 </text:span>+ 2xyi</text:p>
      <text:p text:style-name="P10"/>
      <text:p text:style-name="P11">On obtient une nouvelle part reelle : x<text:span text:style-name="T6">2</text:span> – y<text:span text:style-name="T6">2</text:span>, et une nouvelle part imaginaire : 2xyi.</text:p>
      <text:p text:style-name="P10">A cela on ajoute c(reel, i).<text:span text:style-name="T22"> </text:span><text:span text:style-name="T23">f</text:span><text:span text:style-name="T22">c (z) = x</text:span><text:span text:style-name="T8">2</text:span><text:span text:style-name="T22"> – y</text:span><text:span text:style-name="T8">2</text:span><text:span text:style-name="T22"> + 2xyi + c.reel + c.i</text:span></text:p>
      <text:p text:style-name="P11">Donc la nouvelle portion reelle est x<text:span text:style-name="T6">2</text:span> – y<text:span text:style-name="T6">2</text:span> + c.reel, et la nouvelle portion imaginaire est 2xyi + c.i.</text:p>
      <text:p text:style-name="P10">Ce sont les coordonnees du nouveau point d’iteration de fc <text:span text:style-name="T21">dans le plan d’abscisses reels et d’ordonnees imaginaires.</text:span></text:p>
      <text:p text:style-name="P10"/>
      <text:p text:style-name="P13">Pourquoi utiliser le type double pour les variables : permet de representer des nombres reels, cad a virgule, avec une precision plus elevee que le type float (15 a 16 chiffres, alors que float = 6 a 7). Un double occupe 8 octets (64 bits) de memoire contre 4 octets (32 bits) pour le float. Un double represente une plage bien plus grande de valeurs qu’un float.</text:p>
      <text:p text:style-name="P13"/>
      <text:p text:style-name="P15">Fonction map : permet de redimensionner a l’echelle voulue un nombre. Par exemple, pour une valeur de 25 sur une plage de [0, 100] : old_max = 100; nouvelle plage [50, 150] : la valeur devient 75. Le calcul :</text:p>
      <text:p text:style-name="P15">new_value <text:tab/>= ((new_max – new_min) * old_value / (old_max – old_min) + new_min)</text:p>
      <text:p text:style-name="P15"><text:tab/><text:tab/>= ((150 – 50) * 25 / (100 – 0) + 50)</text:p>
      <text:p text:style-name="P15"><text:tab/><text:tab/>= 75</text:p>
      <text:p text:style-name="P15">Dans ma fonction map, je ne prend pas d’old_min en parametre : je considere qu’il est a 0. En effet, la norminette n’autorise pas a avoir plus de 4 parametres pour une fonction.</text:p>
      <text:p text:style-name="P15"/>
      <text:p text:style-name="P16">D<text:span text:style-name="T29">ans</text:span> la structure t_img :</text:p>
      <text:list xml:id="list701112454" text:style-name="L1">
        <text:list-item>
          <text:p text:style-name="P22">*bpp correspond au nombre de bits par pixel.</text:p>
        </text:list-item>
        <text:list-item>
          <text:p text:style-name="P22">*size_line correspond a un pointeur vers un entier de la taille en octets d’un ligne complete de pixel pour l’image en memoire.</text:p>
        </text:list-item>
        <text:list-item>
          <text:p text:style-name="P22">*endian est un pointeur vers un entier <text:span text:style-name="T29">(endianness) </text:span>dans lequel est stocke l’ordre des octets utilises par les pixels. Il peut etre de 0 (ordre d’octets inverse, utilise dans la majorite des systemes modernes) ou 1. <text:span text:style-name="T29">Connaitre l’endianness permet de savoir comment interpreter les octets.</text:span></text:p>
        </text:list-item>
      </text:list>
      <text:p text:style-name="P16"/>
      <text:p text:style-name="P17">NB sur l’endianness : c’est la maniere dont un systeme informatique organise les octets pour representer les nombres dans la memoire. Ca determine l’ordre dans lequel les octets sont stockes ou lus pour former une valeur numerique. Par exemple, un entier de 32 bits est forme de 4 octets. Ces octets peuvent etre stockes en little endian (ordre inverse) : de la droite vers la gauche cad du poids le plus faible au plus eleve, ou alors en big endian (ordre classique), du poids fort au plus faible, cad de gauche a droite.</text:p>
      <text:p text:style-name="P17">Le nombre hexadecimal 0x12345678 est stocke en memoire :</text:p>
      <text:list xml:id="list2205162029" text:style-name="L2">
        <text:list-item>
          <text:p text:style-name="P23">en little-endian : 78 56 34 12. (adresse memoire 0 = 78, adresse 1 = 56...)</text:p>
        </text:list-item>
        <text:list-item>
          <text:p text:style-name="P23">en big-endian : 12 34 56 78. (adresse memoire 0 = 12, adresse 1 = 34...)</text:p>
        </text:list-item>
      </text:list>
      <text:p text:style-name="P17">Dans le contexte des pixels, c’est important pour les couleurs. Un pixel est code sur 4 octets (32 bits) et peut contenir Red, Green, Blue, Alpha (transparence). L’endianness influence l’ordre des octets et donc des couleurs. Little-endian : ABGR, big-endian : RGBA.</text:p>
      <text:p text:style-name="P18">Notre ordinateur, a 42, est en little-endian (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6T13:09:32.667547711</meta:creation-date>
    <meta:generator>LibreOffice/7.3.7.2$Linux_X86_64 LibreOffice_project/30$Build-2</meta:generator>
    <dc:date>2024-12-16T17:30:14.564118034</dc:date>
    <meta:editing-duration>PT9H58M14S</meta:editing-duration>
    <meta:editing-cycles>9</meta:editing-cycles>
    <meta:document-statistic meta:table-count="0" meta:image-count="0" meta:object-count="0" meta:page-count="2" meta:paragraph-count="48" meta:word-count="985" meta:character-count="5473" meta:non-whitespace-character-count="4512"/>
  </office:meta>
</office:document-meta>
</file>